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left="0cm" fo:margin-right="0cm" fo:margin-top="0cm" fo:margin-bottom="0cm" fo:text-indent="0cm" style:auto-text-indent="false"/>
    </style:style>
    <style:style style:name="P3" style:family="paragraph" style:parent-style-name="Standard" style:master-page-name="Standard">
      <style:paragraph-properties loext:contextual-spacing="false" fo:margin-top="0cm" fo:margin-bottom="0cm" style:page-number="1"/>
    </style:style>
    <style:style style:name="P4" style:family="paragraph" style:parent-style-name="Standard">
      <style:paragraph-properties loext:contextual-spacing="false" fo:margin-top="0cm" fo:margin-bottom="0cm"/>
    </style:style>
    <style:style style:name="P5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6">
      <style:paragraph-properties fo:margin-left="1.27cm" fo:margin-right="0cm" fo:text-indent="-0.635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CIÓN.</text:p>
      <text:p text:style-name="P1"/>
      <text:p text:style-name="P1">Software de gestión de clínica psicológica.</text:p>
      <text:p text:style-name="P1"/>
      <text:p text:style-name="P1">Este software ha sido diseñado como una herramienta para que los psicólogos gestionen su propia consulta.</text:p>
      <text:p text:style-name="P1"/>
      <text:p text:style-name="P1">FUNCIONES DEL PROGRAMA.</text:p>
      <text:p text:style-name="P1"/>
      <text:p text:style-name="P1">FUNCIONES DEL ADMINISTRADOR/A</text:p>
      <text:list xml:id="list2714298440629341475" text:style-name="WWNum3">
        <text:list-item>
          <text:p text:style-name="P5">Altas de terapeutas:</text:p>
        </text:list-item>
      </text:list>
      <text:p text:style-name="P1">Área en el que el/la administrador/a podrá dar de alta a sus trabajadores indicando el área en el que está especializado/a para facilitar la asignación de los pacientes.</text:p>
      <text:p text:style-name="P1">Se recogerán datos personales del terapeuta como su Nombre, Apellidos, DNI, Dirección, Nº de teléfono y especialidades.</text:p>
      <text:p text:style-name="P1">EXTENDIDO</text:p>
      <text:p text:style-name="P1"><text:s/></text:p>
      <text:list xml:id="list1101147633555247593" text:style-name="WWNum4">
        <text:list-item>
          <text:p text:style-name="P6">Agenda:</text:p>
        </text:list-item>
      </text:list>
      <text:p text:style-name="P1">El administrador/a podrá gestionar la agenda de sus trabajadores pudiendo asignar o quitar pacientes de su agenda.</text:p>
      <text:p text:style-name="P1">EXTENDIDO</text:p>
      <text:p text:style-name="P1"/>
      <text:list xml:id="list4989302551027338272" text:style-name="WWNum1">
        <text:list-item>
          <text:p text:style-name="P7">Alta de paciente:</text:p>
        </text:list-item>
      </text:list>
      <text:p text:style-name="P2">En esta sección se recogerán todos los datos personales del mismo que serían los siguientes:</text:p>
      <text:p text:style-name="P2">Nombre, dirección, DNI, email, teléfono, motivo de la consulta y terapeuta asignado.</text:p>
      <text:p text:style-name="P1"/>
      <text:p text:style-name="P1"/>
      <text:p text:style-name="P1">FUNCIONES DEL TERAPEUTA:</text:p>
      <text:p text:style-name="P1"/>
      <text:list xml:id="list3210403485899745465" text:style-name="WWNum2">
        <text:list-item>
          <text:p text:style-name="P8">Acceso al sistema:</text:p>
        </text:list-item>
      </text:list>
      <text:p text:style-name="P2">Cada terapeuta va tener su sesión haciendo login con su nombre de usuario y contraseña.</text:p>
      <text:p text:style-name="P1"/>
      <text:list xml:id="list2403922293919255983" text:style-name="WWNum7">
        <text:list-item>
          <text:p text:style-name="P9">Agenda: </text:p>
        </text:list-item>
      </text:list>
      <text:p text:style-name="P1">Cada psicólogo va a poder gestionar su propia agenda. Desde aquí se podrá dar nuevas citas sólo a sus pacientes asignados.</text:p>
      <text:p text:style-name="P1">LISTADO, DEJAMOS CALENDARIO COMO EXTENDIDO</text:p>
      <text:p text:style-name="P1"/>
      <text:p text:style-name="P1">Nueva cita: En esta sección se podrá dar una cita a un paciente existente o nuevo. Para pacientes existentes simplemente habrá que buscarlo en una lista de pacientes y asignar el día de la cita. Para pacientes nuevos habrá que darlo de alta previamente el administrador.</text:p>
      <text:p text:style-name="P1">CONSIDERAMOS DE MOMENTO SOLAMENTE PACIENTES EXISTENTES</text:p>
      <text:p text:style-name="P1"/>
      <text:list xml:id="list1473668374696818103" text:style-name="WWNum5">
        <text:list-item>
          <text:p text:style-name="P10">Historiales y sus pacientes:</text:p>
        </text:list-item>
      </text:list>
      <text:p text:style-name="P2">Registro de todos los pacientes para poder buscar al paciente con cualquier dato personal introducido. En él se podrán ver todos sus datos personales, historial clínico, días que ha acudido a consulta, consulta pagada o pendiente, motivo de la consulta así como cualquier anotación adicional que le interese añadir al terapeuta. Tendrá la opción de modificar los <text:soft-page-break/>datos mediante un botón llamado modificar datos y se guardará mediante un botón llamado guardar, si no, no se tendrá la posibilidad de modificar datos. También se lo podrá imprimir una factura obteniendo sus datos automáticamente y facturar los días deseados. Los días facturados quedaran marcados.</text:p>
      <text:p text:style-name="P2"/>
      <text:list xml:id="list7855618280821027881" text:style-name="WWNum6">
        <text:list-item>
          <text:p text:style-name="P11">Caja:</text:p>
        </text:list-item>
      </text:list>
      <text:p text:style-name="P2">Llevará un completo control de ingresos y gastos de la clínica.</text:p>
      <text:p text:style-name="P2">EXTENDID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true" fo:margin-top="0cm" fo:margin-bottom="0cm"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document-statistic meta:table-count="0" meta:image-count="0" meta:object-count="0" meta:page-count="2" meta:paragraph-count="29" meta:word-count="354" meta:character-count="2252"/>
    <dc:date>2018-11-09T19:23:49</dc:date>
    <dc:creator>Alejandro Jurado</dc:creator>
    <meta:editing-duration>PT2M14S</meta:editing-duration>
    <meta:editing-cycles>1</meta:editing-cycles>
  </office:meta>
</office:document-meta>
</file>